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Heading_20_3" style:master-page-name="">
      <style:paragraph-properties style:page-number="auto" fo:break-before="pag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ent-style-name="Heading_20_2" style:master-page-name="">
      <style:paragraph-properties style:page-number="auto" fo:break-before="pag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ent-style-name="hlp_5f_list_5f_dot" style:list-style-name="hlp_5f_list_5f_dot"/>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loext:opacity="100%"/>
    </style:style>
    <style:style style:name="T12" style:family="text">
      <style:text-properties fo:color="#800000" style:font-name="Bitstream Vera Sans Mono1" fo:font-weight="bold" style:font-weight-asian="bold" style:font-weight-complex="bold" loext:opacity="100%"/>
    </style:style>
    <style:style style:name="T13" style:family="text">
      <style:text-properties fo:color="#800000" fo:font-weight="bold" style:font-weight-asian="bold" style:font-weight-complex="bold" loext:opacity="100%"/>
    </style:style>
    <style:style style:name="T14" style:family="text">
      <style:text-properties fo:color="#800000" fo:font-weight="bold" fo:background-color="#ffff00" style:font-weight-asian="bold" style:font-weight-complex="bold" loext:opacity="100%"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loext:opacity="0%"/>
    </style:style>
    <style:style style:name="T21" style:family="text">
      <style:text-properties style:use-window-font-color="true" style:font-name="Courier New1" fo:font-size="10pt" style:font-name-asian="Courier New1" style:font-size-asian="10pt" style:font-name-complex="Courier New1" style:font-size-complex="10pt" loext:opacity="0%"/>
    </style:style>
    <style:style style:name="T22" style:family="text">
      <style:text-properties fo:background-color="#ffcc99" loext:char-shading-value="0"/>
    </style:style>
    <style:style style:name="T23" style:family="text">
      <style:text-properties fo:color="#000000" loext:opacity="1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3.03.2021 11:06:43&#13;&#13;__ Compilation of the extension &quot;For all users&quot; __&#13;&#13;&#13;Extension package created : yw-cnv-Ls-0.99.0.oxt&#13;Update file created : yw-cnv-Ls.update.xml&#13;&#13;23.03.2021 11:06: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092565093313163788"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49393177352934085" text:style-name="L2">
        <text:list-item>
          <text:p text:style-name="P47">Version 2.1.2 :</text:p>
        </text:list-item>
      </text:list>
      <text:list xml:id="list6843657154498907992" text:style-name="L3">
        <text:list-item>
          <text:list>
            <text:list-item>
              <text:p text:style-name="P48">Localized help : resolved non-functional hyperlink due to API incompatibility introduced by Apache OpenOffice 4.1 (and LibreOffice 4.0).</text:p>
            </text:list-item>
          </text:list>
        </text:list-item>
      </text:list>
      <text:list xml:id="list34439828" text:continue-list="list2649393177352934085" text:style-name="L2">
        <text:list-item>
          <text:p text:style-name="P47">Version 2.1.1 :</text:p>
        </text:list-item>
      </text:list>
      <text:list xml:id="list1738871712306639807"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4434240" text:continue-list="list34439828" text:style-name="L2">
        <text:list-item>
          <text:p text:style-name="P47">Version 2.1.0 :</text:p>
        </text:list-item>
      </text:list>
      <text:list xml:id="list7618997844568954092"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4461446" text:continue-list="list34434240" text:style-name="L2">
        <text:list-item>
          <text:p text:style-name="P47">Version 2.0.0 :</text:p>
        </text:list-item>
      </text:list>
      <text:list xml:id="list5109858276392374466"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4445590" text:continue-list="list34461446" text:style-name="L2">
        <text:list-item>
          <text:p text:style-name="P47">Version 1.5.3 :</text:p>
        </text:list-item>
      </text:list>
      <text:list xml:id="list866786034348301349"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70784533920554304"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93" svg:width="0.802cm" svg:height="0.451cm" svg:x="2.3cm" svg:y="0.199cm" draw:control="control1"/><draw:control text:anchor-type="paragraph" draw:z-index="4" draw:name="Form2"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93" svg:width="0.802cm" svg:height="0.451cm" svg:x="2.304cm" svg:y="0.199cm" draw:control="control3"/><draw:control text:anchor-type="paragraph" draw:z-index="6" draw:name="Form4"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94"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93" svg:width="0.802cm" svg:height="0.451cm" svg:x="2.33cm" svg:y="0.199cm" draw:control="control6"/><draw:control text:anchor-type="paragraph" draw:z-index="11" draw:name="Form8"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93" svg:width="0.802cm" svg:height="0.451cm" svg:x="2.33cm" svg:y="0.199cm" draw:control="control8"/><draw:control text:anchor-type="paragraph" draw:z-index="13" draw:name="Form10"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93" svg:width="0.802cm" svg:height="0.451cm" svg:x="2.33cm" svg:y="0.199cm" draw:control="control11"/><draw:control text:anchor-type="paragraph" draw:z-index="18" draw:name="Form14"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95" svg:width="14.001cm" svg:height="4.001cm" svg:x="0.4cm" svg:y="0.459cm" draw:control="control16"/></text:p>
      <text:p text:style-name="Frame_20_contents"/>
     </draw:text-box>
    </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354049730486218368"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022635801568199041"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82509887967707230"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49569138880493106"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906157671803383532"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7569846896929293419"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989799235586507134"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641649551227613550"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051361285707804346" text:style-name="L17">
        <text:list-item>
          <text:p text:style-name="P62">Arg1 : <text:span text:style-name="InstructionMacro">String</text:span> : mandatory, type of control used for the button</text:p>
        </text:list-item>
      </text:list>
      <text:list xml:id="list4518021893576346170"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440104253977516134"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43194893967522730"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43391310727873013"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924705431776154468"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724471587361209604"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106943161349730007"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195395078958559022"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18477653208793909"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60572500585303992"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96884037410482762"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260552074488606508"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762928786077371793"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2251778386764306"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947057000146711415"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5186672432895086"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10928392006523791"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text:span><text:span text:style-name="T4"> Im</text:span>port an yWriter 7 project into an OpenDocument file with chapter and scene markers.</text:p>
      <text:list xml:id="list1503880015115353490" text:style-name="L35">
        <text:list-header>
          <text:p text:style-name="P89">- Write back the proofread scenes to the yWriter 7 project file.</text:p>
        </text:list-header>
      </text:list>
      <text:p text:style-name="P39"/>
      <text:p text:style-name="P40">Import from yw7 project:</text:p>
      <text:p text:style-name="P40">- <text:span text:style-name="T4">Generate a "standard manuscript" formatted OpenDocument textfile from an yWriter 7 project.</text:span></text:p>
      <text:p text:style-name="P41"/>
      <text:p text:style-name="P40">Export to a yw7 project:</text:p>
      <text:p text:style-name="P40">- <text:span text:style-name="T4">Generate a new yWriter 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7 Projekt in eine OpenDocument-Datei mit Kapitel- und Szenenmarkierungen importieren.</text:p>
      <text:list xml:id="list5389821276186376661" text:style-name="L36">
        <text:list-header>
          <text:p text:style-name="P88">- Korrekturgelesene Szenen in die yWriter 7 Projektdatei zurückschreiben.<text:line-break/><text:line-break/><text:span text:style-name="T2">Aus einem yw7 Projekt importieren:</text:span></text:p>
          <text:p text:style-name="P88">- Eine mit "Normseiten" formatierte OpenDocument Textdatei aus einem yWriter 7 Projekt erzeugen.<text:line-break/><text:line-break/><text:span text:style-name="T2">In ein yw7 Projekt exportieren:</text:span></text:p>
          <text:p text:style-name="P88">- Ein neues yWriter 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32945283239574394" text:style-name="L37">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9335526598425312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430701687139978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8336712363860487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444709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318815232211952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930041645793546728"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0670257270074559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2</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3</dc:date>
     <text:p>internal</text:p>
     <text:p>Page2</text:p>
     <text:p/>
    </office:annotation>Paragraph styles</text:p>
      <text:p text:style-name="P28"><office:annotation>
     <dc:creator>BM</dc:creator>
     <dc:date>2008-03-13T00:00:00.73</dc:date>
     <text:p>internal</text:p>
     <text:p>Page7</text:p>
     <text:p/>
    </office:annotation>Hyperlinks</text:p>
      <text:p text:style-name="hlp_5f_paragraph"><text:span text:style-name="T15"><office:annotation>
      <dc:creator>BM</dc:creator>
      <dc:date>2008-03-13T00:00:00.73</dc:date>
      <text:p>internal</text:p>
      <text:p>Page3</text:p>
      <text:p/>
     </office:annotation></text:span><text:span text:style-name="T15">Text formatting</text:span></text:p>
      <text:p text:style-name="P28"><office:annotation>
     <dc:creator>BM</dc:creator>
     <dc:date>2008-03-26T00:00:00.7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3</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3</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75</dc:date>
     <text:p>external</text:p>
     <text:p>text/swriter/main0210.xhp</text:p>
     <text:p/>
    </office:annotation><text:span text:style-name="T15">Preview topic</text:span> </text:p>
      <text:p text:style-name="hlp_5f_paragraph">This hyperlink displays <text:s/><office:annotation>
     <dc:creator>BM</dc:creator>
     <dc:date>2008-03-15T00:00:00.75</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439019" text:continue-list="list39335526598425312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458681" text:continue-list="list3444709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75</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75</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34444726" text:continue-list="list344390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437892" text:continue-list="list34458681"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446004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1"><text:span text:style-name="hlp_5f_emph">* * *</text:span> <text:s/>--&gt; <text:s/>Scene divider (unless there is a heading).</text:p>
        </text:list-item>
        <text:list-item>
          <text:p text:style-name="P91">All other text is considered to be scene content.</text:p>
        </text:list-item>
      </text:list>
      <text:p text:style-name="hlp_5f_head5">Formatting an outline:</text:p>
      <text:p text:style-name="hlp_5f_paragraph">An outline has at least one third level heading.</text:p>
      <text:list xml:id="list3444519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6</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4" meta:word-count="13682" meta:character-count="846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